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87.9pt"/>
    </style:style>
    <style:style style:name="co3" style:family="table-column">
      <style:table-column-properties fo:break-before="auto" style:column-width="5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al data 4" table:style-name="ta1">
        <table:shapes>
          <draw:frame draw:z-index="0" draw:style-name="gr1" draw:text-style-name="P1" svg:width="1143.21pt" svg:height="255.23pt" svg:x="196.58pt" svg:y="15.82pt">
            <draw:object draw:notify-on-update-of-ranges="'cal data 4'.C1:'cal data 4'.C1 'cal data 4'.C2:'cal data 4'.C3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lenoid_time_us</text:p>
          </table:table-cell>
          <table:table-cell office:value-type="string" calcext:value-type="string">
            <text:p>voltage_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0" calcext:value-type="float">
            <text:p>330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00" calcext:value-type="float">
            <text:p>290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0" calcext:value-type="float">
            <text:p>3500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00" calcext:value-type="float">
            <text:p>3700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00" calcext:value-type="float">
            <text:p>4000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" calcext:value-type="float">
            <text:p>3000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0" calcext:value-type="float">
            <text:p>2300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0" calcext:value-type="float">
            <text:p>3500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00" calcext:value-type="float">
            <text:p>280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" calcext:value-type="float">
            <text:p>2300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0" calcext:value-type="float">
            <text:p>5000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00" calcext:value-type="float">
            <text:p>4000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00" calcext:value-type="float">
            <text:p>2600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00" calcext:value-type="float">
            <text:p>220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00" calcext:value-type="float">
            <text:p>4500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00" calcext:value-type="float">
            <text:p>4000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00" calcext:value-type="float">
            <text:p>3500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0" calcext:value-type="float">
            <text:p>4200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00" calcext:value-type="float">
            <text:p>3600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0" calcext:value-type="float">
            <text:p>3300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00" calcext:value-type="float">
            <text:p>6000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00" calcext:value-type="float">
            <text:p>350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0" calcext:value-type="float">
            <text:p>2900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00" calcext:value-type="float">
            <text:p>280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50" calcext:value-type="float">
            <text:p>255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00" calcext:value-type="float">
            <text:p>2300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6" calcext:value-type="float">
            <text:p>258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67" calcext:value-type="float">
            <text:p>326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76" calcext:value-type="float">
            <text:p>2976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16" calcext:value-type="float">
            <text:p>2916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75" calcext:value-type="float">
            <text:p>347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84" calcext:value-type="float">
            <text:p>3384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10" calcext:value-type="float">
            <text:p>3710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45" calcext:value-type="float">
            <text:p>2845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39" calcext:value-type="float">
            <text:p>243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87" calcext:value-type="float">
            <text:p>3287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2" calcext:value-type="float">
            <text:p>271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52" calcext:value-type="float">
            <text:p>2152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35" calcext:value-type="float">
            <text:p>2235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43" calcext:value-type="float">
            <text:p>4743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95" calcext:value-type="float">
            <text:p>3695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9" calcext:value-type="float">
            <text:p>260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81" calcext:value-type="float">
            <text:p>2781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37" calcext:value-type="float">
            <text:p>2837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57" calcext:value-type="float">
            <text:p>2457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18" calcext:value-type="float">
            <text:p>2118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39" calcext:value-type="float">
            <text:p>4239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98" calcext:value-type="float">
            <text:p>3698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24" calcext:value-type="float">
            <text:p>3324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66" calcext:value-type="float">
            <text:p>236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77" calcext:value-type="float">
            <text:p>3977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13" calcext:value-type="float">
            <text:p>3313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98" calcext:value-type="float">
            <text:p>3198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68" calcext:value-type="float">
            <text:p>3668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11" calcext:value-type="float">
            <text:p>5811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42" calcext:value-type="float">
            <text:p>3442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56" calcext:value-type="float">
            <text:p>295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87" calcext:value-type="float">
            <text:p>2887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02" calcext:value-type="float">
            <text:p>2602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07" calcext:value-type="float">
            <text:p>260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46" calcext:value-type="float">
            <text:p>2246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75" calcext:value-type="float">
            <text:p>477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02" calcext:value-type="float">
            <text:p>3702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3" calcext:value-type="float">
            <text:p>2723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51" calcext:value-type="float">
            <text:p>3251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70" calcext:value-type="float">
            <text:p>2970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32" calcext:value-type="float">
            <text:p>293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29" calcext:value-type="float">
            <text:p>3429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74" calcext:value-type="float">
            <text:p>3274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44" calcext:value-type="float">
            <text:p>3444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97" calcext:value-type="float">
            <text:p>2797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33" calcext:value-type="float">
            <text:p>253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70" calcext:value-type="float">
            <text:p>3170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60" calcext:value-type="float">
            <text:p>2660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1" calcext:value-type="float">
            <text:p>198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00" calcext:value-type="float">
            <text:p>2200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49" calcext:value-type="float">
            <text:p>4549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93" calcext:value-type="float">
            <text:p>3393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4" calcext:value-type="float">
            <text:p>261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42" calcext:value-type="float">
            <text:p>264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22" calcext:value-type="float">
            <text:p>2722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63" calcext:value-type="float">
            <text:p>2363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64" calcext:value-type="float">
            <text:p>206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54" calcext:value-type="float">
            <text:p>4054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09" calcext:value-type="float">
            <text:p>3409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18" calcext:value-type="float">
            <text:p>3218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8" calcext:value-type="float">
            <text:p>241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36" calcext:value-type="float">
            <text:p>3836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59" calcext:value-type="float">
            <text:p>3159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48" calcext:value-type="float">
            <text:p>3148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37" calcext:value-type="float">
            <text:p>33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51" calcext:value-type="float">
            <text:p>555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15" calcext:value-type="float">
            <text:p>341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81" calcext:value-type="float">
            <text:p>298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15" calcext:value-type="float">
            <text:p>2815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69" calcext:value-type="float">
            <text:p>2469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55" calcext:value-type="float">
            <text:p>265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36" calcext:value-type="float">
            <text:p>2236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00" calcext:value-type="float">
            <text:p>460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05" calcext:value-type="float">
            <text:p>3405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77" calcext:value-type="float">
            <text:p>277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40" calcext:value-type="float">
            <text:p>3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65" calcext:value-type="float">
            <text:p>2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45" calcext:value-type="float">
            <text:p>2945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79" calcext:value-type="float">
            <text:p>337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35" calcext:value-type="float">
            <text:p>3235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78" calcext:value-type="float">
            <text:p>3278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75" calcext:value-type="float">
            <text:p>277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93" calcext:value-type="float">
            <text:p>259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37" calcext:value-type="float">
            <text:p>3137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32" calcext:value-type="float">
            <text:p>2632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35" calcext:value-type="float">
            <text:p>193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85" calcext:value-type="float">
            <text:p>218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20" calcext:value-type="float">
            <text:p>442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97" calcext:value-type="float">
            <text:p>3197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8" calcext:value-type="float">
            <text:p>2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52" calcext:value-type="float">
            <text:p>2552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39" calcext:value-type="float">
            <text:p>2639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08" calcext:value-type="float">
            <text:p>230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29" calcext:value-type="float">
            <text:p>2029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21" calcext:value-type="float">
            <text:p>3921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83" calcext:value-type="float">
            <text:p>328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48" calcext:value-type="float">
            <text:p>3148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49" calcext:value-type="float">
            <text:p>2449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42" calcext:value-type="float">
            <text:p>374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87" calcext:value-type="float">
            <text:p>308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19" calcext:value-type="float">
            <text:p>3119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05" calcext:value-type="float">
            <text:p>3005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318" calcext:value-type="float">
            <text:p>5318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13" calcext:value-type="float">
            <text:p>341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97" calcext:value-type="float">
            <text:p>299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65" calcext:value-type="float">
            <text:p>2765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98" calcext:value-type="float">
            <text:p>2398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97" calcext:value-type="float">
            <text:p>2697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9" calcext:value-type="float">
            <text:p>21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67" calcext:value-type="float">
            <text:p>4467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05" calcext:value-type="float">
            <text:p>310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04" calcext:value-type="float">
            <text:p>280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39" calcext:value-type="float">
            <text:p>323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65" calcext:value-type="float">
            <text:p>2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63" calcext:value-type="float">
            <text:p>2963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26" calcext:value-type="float">
            <text:p>3326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08" calcext:value-type="float">
            <text:p>320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66" calcext:value-type="float">
            <text:p>3166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68" calcext:value-type="float">
            <text:p>2768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36" calcext:value-type="float">
            <text:p>2636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16" calcext:value-type="float">
            <text:p>311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20" calcext:value-type="float">
            <text:p>2620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42" calcext:value-type="float">
            <text:p>1942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82" calcext:value-type="float">
            <text:p>2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41" calcext:value-type="float">
            <text:p>4341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03" calcext:value-type="float">
            <text:p>3103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0" calcext:value-type="float">
            <text:p>262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4" calcext:value-type="float">
            <text:p>2504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83" calcext:value-type="float">
            <text:p>2583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73" calcext:value-type="float">
            <text:p>227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23" calcext:value-type="float">
            <text:p>3823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38" calcext:value-type="float">
            <text:p>3238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12" calcext:value-type="float">
            <text:p>3112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78" calcext:value-type="float">
            <text:p>2478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81" calcext:value-type="float">
            <text:p>3681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51" calcext:value-type="float">
            <text:p>305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96" calcext:value-type="float">
            <text:p>309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71" calcext:value-type="float">
            <text:p>287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64" calcext:value-type="float">
            <text:p>5164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19" calcext:value-type="float">
            <text:p>3419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2" calcext:value-type="float">
            <text:p>3002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36" calcext:value-type="float">
            <text:p>2736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39" calcext:value-type="float">
            <text:p>233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29" calcext:value-type="float">
            <text:p>2729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6" calcext:value-type="float">
            <text:p>2196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73" calcext:value-type="float">
            <text:p>4373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48" calcext:value-type="float">
            <text:p>2848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34" calcext:value-type="float">
            <text:p>323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65" calcext:value-type="float">
            <text:p>296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68" calcext:value-type="float">
            <text:p>296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24" calcext:value-type="float">
            <text:p>332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92" calcext:value-type="float">
            <text:p>3192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93" calcext:value-type="float">
            <text:p>3093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46" calcext:value-type="float">
            <text:p>2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64" calcext:value-type="float">
            <text:p>266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04" calcext:value-type="float">
            <text:p>3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07" calcext:value-type="float">
            <text:p>2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4" calcext:value-type="float">
            <text:p>1924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82" calcext:value-type="float">
            <text:p>218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97" calcext:value-type="float">
            <text:p>4297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68" calcext:value-type="float">
            <text:p>3068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3" calcext:value-type="float">
            <text:p>2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72" calcext:value-type="float">
            <text:p>2472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47" calcext:value-type="float">
            <text:p>2547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55" calcext:value-type="float">
            <text:p>225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3" calcext:value-type="float">
            <text:p>2003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57" calcext:value-type="float">
            <text:p>375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32" calcext:value-type="float">
            <text:p>323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82" calcext:value-type="float">
            <text:p>308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86" calcext:value-type="float">
            <text:p>2486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41" calcext:value-type="float">
            <text:p>3641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31" calcext:value-type="float">
            <text:p>3031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79" calcext:value-type="float">
            <text:p>307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01" calcext:value-type="float">
            <text:p>2801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46" calcext:value-type="float">
            <text:p>5046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08" calcext:value-type="float">
            <text:p>3408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10" calcext:value-type="float">
            <text:p>301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13" calcext:value-type="float">
            <text:p>2713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57" calcext:value-type="float">
            <text:p>235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60" calcext:value-type="float">
            <text:p>2760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82" calcext:value-type="float">
            <text:p>2182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06" calcext:value-type="float">
            <text:p>4306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14" calcext:value-type="float">
            <text:p>2714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18" calcext:value-type="float">
            <text:p>281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32" calcext:value-type="float">
            <text:p>323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60" calcext:value-type="float">
            <text:p>2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75" calcext:value-type="float">
            <text:p>297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22" calcext:value-type="float">
            <text:p>332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81" calcext:value-type="float">
            <text:p>3181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49" calcext:value-type="float">
            <text:p>3049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46" calcext:value-type="float">
            <text:p>2746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82" calcext:value-type="float">
            <text:p>268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03" calcext:value-type="float">
            <text:p>3103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06" calcext:value-type="float">
            <text:p>2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13" calcext:value-type="float">
            <text:p>191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79" calcext:value-type="float">
            <text:p>2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64" calcext:value-type="float">
            <text:p>4264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71" calcext:value-type="float">
            <text:p>3071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3" calcext:value-type="float">
            <text:p>262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2" calcext:value-type="float">
            <text:p>2452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22" calcext:value-type="float">
            <text:p>2522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37" calcext:value-type="float">
            <text:p>223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99" calcext:value-type="float">
            <text:p>199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09" calcext:value-type="float">
            <text:p>370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27" calcext:value-type="float">
            <text:p>322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54" calcext:value-type="float">
            <text:p>3054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19" calcext:value-type="float">
            <text:p>3619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16" calcext:value-type="float">
            <text:p>301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75" calcext:value-type="float">
            <text:p>307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80" calcext:value-type="float">
            <text:p>2680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58" calcext:value-type="float">
            <text:p>4958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05" calcext:value-type="float">
            <text:p>3405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14" calcext:value-type="float">
            <text:p>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97" calcext:value-type="float">
            <text:p>2697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17" calcext:value-type="float">
            <text:p>2317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88" calcext:value-type="float">
            <text:p>2788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68" calcext:value-type="float">
            <text:p>216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49" calcext:value-type="float">
            <text:p>424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55" calcext:value-type="float">
            <text:p>2655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22" calcext:value-type="float">
            <text:p>2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33" calcext:value-type="float">
            <text:p>323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60" calcext:value-type="float">
            <text:p>296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85" calcext:value-type="float">
            <text:p>298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19" calcext:value-type="float">
            <text:p>3319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77" calcext:value-type="float">
            <text:p>317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23" calcext:value-type="float">
            <text:p>3023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21" calcext:value-type="float">
            <text:p>2721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94" calcext:value-type="float">
            <text:p>2694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09" calcext:value-type="float">
            <text:p>310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06" calcext:value-type="float">
            <text:p>2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0" calcext:value-type="float">
            <text:p>1920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79" calcext:value-type="float">
            <text:p>217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35" calcext:value-type="float">
            <text:p>423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60" calcext:value-type="float">
            <text:p>3060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9" calcext:value-type="float">
            <text:p>2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40" calcext:value-type="float">
            <text:p>2440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14" calcext:value-type="float">
            <text:p>2514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34" calcext:value-type="float">
            <text:p>2234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98" calcext:value-type="float">
            <text:p>1998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77" calcext:value-type="float">
            <text:p>3677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26" calcext:value-type="float">
            <text:p>322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34" calcext:value-type="float">
            <text:p>3034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" calcext:value-type="float">
            <text:p>249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99" calcext:value-type="float">
            <text:p>3599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7" calcext:value-type="float">
            <text:p>3007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72" calcext:value-type="float">
            <text:p>307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22" calcext:value-type="float">
            <text:p>2722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96" calcext:value-type="float">
            <text:p>489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09" calcext:value-type="float">
            <text:p>3409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13" calcext:value-type="float">
            <text:p>301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88" calcext:value-type="float">
            <text:p>2688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53" calcext:value-type="float">
            <text:p>2353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12" calcext:value-type="float">
            <text:p>28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82" calcext:value-type="float">
            <text:p>218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02" calcext:value-type="float">
            <text:p>420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30" calcext:value-type="float">
            <text:p>2630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20" calcext:value-type="float">
            <text:p>28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29" calcext:value-type="float">
            <text:p>322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62" calcext:value-type="float">
            <text:p>2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86" calcext:value-type="float">
            <text:p>298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90" calcext:value-type="float">
            <text:p>3290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78" calcext:value-type="float">
            <text:p>3178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13" calcext:value-type="float">
            <text:p>3013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30" calcext:value-type="float">
            <text:p>2730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3" calcext:value-type="float">
            <text:p>2703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00" calcext:value-type="float">
            <text:p>310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06" calcext:value-type="float">
            <text:p>2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80" calcext:value-type="float">
            <text:p>2180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34" calcext:value-type="float">
            <text:p>4234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68" calcext:value-type="float">
            <text:p>306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8" calcext:value-type="float">
            <text:p>2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26" calcext:value-type="float">
            <text:p>2426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86" calcext:value-type="float">
            <text:p>2486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27" calcext:value-type="float">
            <text:p>2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95" calcext:value-type="float">
            <text:p>199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54" calcext:value-type="float">
            <text:p>3654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34" calcext:value-type="float">
            <text:p>323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16" calcext:value-type="float">
            <text:p>3016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9" calcext:value-type="float">
            <text:p>250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86" calcext:value-type="float">
            <text:p>3586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1" calcext:value-type="float">
            <text:p>3001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70" calcext:value-type="float">
            <text:p>3070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86" calcext:value-type="float">
            <text:p>2686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50" calcext:value-type="float">
            <text:p>4850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32" calcext:value-type="float">
            <text:p>343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17" calcext:value-type="float">
            <text:p>301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81" calcext:value-type="float">
            <text:p>2681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35" calcext:value-type="float">
            <text:p>2335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30" calcext:value-type="float">
            <text:p>283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1" calcext:value-type="float">
            <text:p>219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70" calcext:value-type="float">
            <text:p>4170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4" calcext:value-type="float">
            <text:p>2624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22" calcext:value-type="float">
            <text:p>2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8" calcext:value-type="float">
            <text:p>2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9" calcext:value-type="float">
            <text:p>300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10" calcext:value-type="float">
            <text:p>271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9" calcext:value-type="float">
            <text:p>2499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31" calcext:value-type="float">
            <text:p>323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19" calcext:value-type="float">
            <text:p>241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74" calcext:value-type="float">
            <text:p>2674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02" calcext:value-type="float">
            <text:p>310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81" calcext:value-type="float">
            <text:p>3581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62" calcext:value-type="float">
            <text:p>2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81" calcext:value-type="float">
            <text:p>2481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09" calcext:value-type="float">
            <text:p>2309</text:p>
          </table:table-cell>
          <table:table-cell table:style-name="ce1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06" calcext:value-type="float">
            <text:p>2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93" calcext:value-type="float">
            <text:p>2993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990" calcext:value-type="float">
            <text:p>2990</text:p>
          </table:table-cell>
          <table:table-cell table:style-name="ce2"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27" calcext:value-type="float">
            <text:p>222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854" calcext:value-type="float">
            <text:p>2854</text:p>
          </table:table-cell>
          <table:table-cell table:style-name="ce2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17" calcext:value-type="float">
            <text:p>191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66" calcext:value-type="float">
            <text:p>3066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86" calcext:value-type="float">
            <text:p>3286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74" calcext:value-type="float">
            <text:p>2174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79" calcext:value-type="float">
            <text:p>2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69" calcext:value-type="float">
            <text:p>2669</text:p>
          </table:table-cell>
          <table:table-cell table:style-name="ce1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72" calcext:value-type="float">
            <text:p>3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41" calcext:value-type="float">
            <text:p>3641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4149" calcext:value-type="float">
            <text:p>4149</text:p>
          </table:table-cell>
          <table:table-cell table:style-name="ce2"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22" calcext:value-type="float">
            <text:p>422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4817" calcext:value-type="float">
            <text:p>4817</text:p>
          </table:table-cell>
          <table:table-cell table:style-name="ce2"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9" calcext:value-type="float">
            <text:p>300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42" calcext:value-type="float">
            <text:p>3242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18" calcext:value-type="float">
            <text:p>261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69" calcext:value-type="float">
            <text:p>3069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28" calcext:value-type="float">
            <text:p>3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29" calcext:value-type="float">
            <text:p>272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04" calcext:value-type="float">
            <text:p>3004</text:p>
          </table:table-cell>
          <table:table-cell office:value-type="float" office:value="1.05" calcext:value-type="float">
            <text:p>1.05</text:p>
          </table:table-cell>
        </table:table-row>
      </table:table>
      <table:named-expressions/>
      <table:database-ranges>
        <table:database-range table:name="__Anonymous_Sheet_DB__0" table:target-range-address="'cal data 4'.A1:'cal data 4'.C37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7T21:41:10.042000000</dc:date>
    <meta:editing-duration>PT14M6S</meta:editing-duration>
    <meta:editing-cycles>2</meta:editing-cycles>
    <meta:generator>LibreOffice/4.4.7.2$Windows_x86 LibreOffice_project/f3153a8b245191196a4b6b9abd1d0da16eead600</meta:generator>
    <meta:document-statistic meta:table-count="1" meta:cell-count="11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331cm" svg:height="9.005cm" xlink:href=".." xlink:type="simple" chart:class="chart:line" chart:style-name="ch1">
        <chart:legend chart:legend-position="end" svg:x="38.094cm" svg:y="4.203cm" style:legend-expansion="high" chart:style-name="ch2"/>
        <chart:plot-area chart:style-name="ch3" table:cell-range-address="'cal data 4'.C1:'cal data 4'.C371" chart:data-source-has-labels="row" svg:x="0.806cm" svg:y="0.18cm" svg:width="36.482cm" svg:height="8.645cm">
          <chartooo:coordinate-region svg:x="1.533cm" svg:y="0.301cm" svg:width="35.755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al data 4'.C2:'cal data 4'.C371" chart:label-cell-address="'cal data 4'.C1:'cal data 4'.C1" chart:class="chart:line">
            <chart:data-point chart:repeated="3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_V</text:p>
                <draw:g>
                  <svg:desc>'cal data 4'.C1:'cal data 4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">
                <text:p>0.45</text:p>
                <draw:g>
                  <svg:desc>'cal data 4'.C2:'cal data 4'.C3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